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FreeSerif" svg:font-family="FreeSerif"/>
    <style:font-face style:name="Lucidasans1" svg:font-family="Lucidasans"/>
    <style:font-face style:name="Arial" svg:font-family="Arial" style:font-pitch="variable"/>
    <style:font-face style:name="FreeMono1" svg:font-family="FreeMono" style:font-pitch="variable"/>
    <style:font-face style:name="FreeSerif1" svg:font-family="FreeSerif" style:font-pitch="variable"/>
    <style:font-face style:name="HG Mincho Light J" svg:font-family="'HG Mincho Light J'" style:font-pitch="variable"/>
    <style:font-face style:name="Lucidasans" svg:font-family="Lucidasans" style:font-pitch="variable"/>
    <style:font-face style:name="FreeMono" svg:font-family="FreeMono" style:font-family-generic="modern" style:font-pitch="variable"/>
  </office:font-face-decls>
  <office:automatic-styles>
    <style:style style:name="P1" style:family="paragraph" style:parent-style-name="Standard">
      <style:paragraph-properties fo:margin-left="0cm" fo:margin-right="0cm" fo:text-indent="1cm" style:auto-text-indent="false"/>
    </style:style>
    <style:style style:name="P2" style:family="paragraph" style:parent-style-name="Standard" style:list-style-name="L1">
      <style:paragraph-properties fo:margin-left="0cm" fo:margin-right="0cm" fo:text-indent="1cm" style:auto-text-indent="false"/>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2">
      <style:paragraph-properties fo:margin-left="0cm" fo:margin-right="0cm" fo:text-indent="1cm" style:auto-text-indent="false"/>
    </style:style>
    <style:style style:name="P6" style:family="paragraph" style:parent-style-name="Standard" style:list-style-name="L3">
      <style:paragraph-properties fo:margin-left="0cm" fo:margin-right="0cm" fo:text-indent="1cm" style:auto-text-indent="false"/>
    </style:style>
    <style:style style:name="P7" style:family="paragraph" style:parent-style-name="Standard" style:list-style-name="L4">
      <style:paragraph-properties fo:margin-left="0cm" fo:margin-right="0cm" fo:text-indent="1cm" style:auto-text-indent="false"/>
    </style:style>
    <style:style style:name="P8" style:family="paragraph" style:parent-style-name="Standard" style:list-style-name="L5">
      <style:paragraph-properties fo:margin-left="0cm" fo:margin-right="0cm" fo:text-indent="1cm" style:auto-text-indent="false"/>
    </style:style>
    <style:style style:name="P9" style:family="paragraph" style:parent-style-name="Standard">
      <style:paragraph-properties fo:margin-left="0cm" fo:margin-right="0cm" fo:text-indent="1cm" style:auto-text-indent="false"/>
      <style:text-properties style:font-name="FreeMono1" fo:font-size="8pt"/>
    </style:style>
    <style:style style:name="P10" style:family="paragraph" style:parent-style-name="Standard">
      <style:paragraph-properties fo:margin-left="0cm" fo:margin-right="0cm" fo:text-indent="1cm" style:auto-text-indent="false"/>
      <style:text-properties style:font-name="FreeMono" fo:font-size="8pt"/>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Contents_20_4">
      <style:paragraph-properties>
        <style:tab-stops>
          <style:tab-stop style:position="15.501cm" style:type="right" style:leader-style="dotted" style:leader-text="."/>
        </style:tab-stops>
      </style:paragraph-properties>
    </style:style>
    <style:style style:name="P13" style:family="paragraph" style:parent-style-name="Contents_20_5">
      <style:paragraph-properties>
        <style:tab-stops>
          <style:tab-stop style:position="15.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style:font-name="FreeSerif1" style:font-name-complex="FreeSerif1"/>
    </style:style>
    <style:style style:name="T5" style:family="text">
      <style:text-properties style:font-name="FreeMono1" fo:font-size="8pt" style:font-size-asian="8pt" style:font-size-complex="8pt"/>
    </style:style>
    <style:style style:name="T6" style:family="text">
      <style:text-properties style:font-name="FreeSerif1" fo:font-size="12pt" style:font-size-asian="12pt" style:font-size-complex="12pt"/>
    </style:style>
    <style:style style:name="fr1" style:family="graphic" style:parent-style-name="Formula">
      <style:graphic-properties style:vertical-pos="middle" style:vertical-rel="text" style:horizontal-pos="from-left" style:horizontal-rel="paragraph-content"/>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Η εφαρμογή προσομοιωτή</text:h>
      <text:p text:style-name="P1">Στα πλαίσια της εργασίας αυτής αναπτύχθηκε μια εύχρηστη και ευέλικτη εφαρμογή προσομοίωσης (simulation) λειτουργίας υπολογιστικών Grid, για την πειραματική μελέτη της απόδοσης και συμπεριφοράς των διαφόρων αλγορίθμων χρονοπρογραμματισμού (scheduling) που περιγράφονται. Η αρχιτεκτονική της εφαρμογής σχεδιάστηκε από την αρχή με γνώμονα την ευελιξία, έτσι ώστε να είναι έμφυτη η δυνατότητα υποστήριξης πειραματικών προσομοιώσεων διαφόρων χαρακτηριστικών, παραμέτρων και συνθηκών.</text:p>
      <text:h text:style-name="Heading_20_4" text:outline-level="4">Μοντέλο προσομοίωσης</text:h>
      <text:p text:style-name="P1">Το υπολογιστικό μοντέλο στο οποίο βασίστηκε η αρχιτεκτονική του προσομοιωτή. Οι διάφορες οντότητες που συμμετέχουν σε μια πειραματική προσομοίωση είναι:</text:p>
      <text:h text:style-name="Heading_20_5" text:outline-level="5">Task</text:h>
      <text:p text:style-name="P1">Η θεμελιώδης υπολογιστική εργασία που πρέπει να χρονοπρογραμματιστεί (schedule). Θεωρούμε πως τα task είναι non-preemptible. <text:s/>Έτσι από τη στιγμή που ένα task ξεκινήσει την εργασία σε ένα κόμβο, δεν μπορεί να σταματήσει, να μεταφερθεί σε κάποιο άλλο κόμβο και να συνεχίσει από το σημείο που σταμάτησε. Αν απαιτείται η μεταφορά του, θα χαθούν όλα τα ενδιάμεσα αποτελέσματα. Κάνουμε επίσης την υπόθεση πως οι εργασίες δεν μπορούν να διαχωριστούν σε περισσότερο απλές εργασίες (non-divisible). οι υποθέσεις αυτές κάνουν το πρόβλημα του scheduling περισσότερο αυστηρό, έτσι τα συμπεράσματα που θα εξάγουμε ισχύουν και στην περίπτωση που οι εργασίες είναι preemptible και/ή divisible. Βασικά χαρακτηριστικά ενός task είναι:</text:p>
      <text:list text:style-name="L1">
        <text:list-item>
          <text:p text:style-name="P2"><text:span text:style-name="T1">taskNumber</text:span> Ένας αύξων αριθμός που προσδιορίζει μοναδικά ένα task. Εσωτερικά στο σύστημα ο αριθμός αυτός δεν παίζει ρόλο, καθώς για τον μοναδικό προσδιορισμό του task χρησιμοποιείται άμεσα η αναφορά (reference) σε αυτό. Ο αριθμός είναι χρήσιμος για ελέγχο.</text:p>
        </text:list-item>
        <text:list-item>
          <text:p text:style-name="P2"><text:span text:style-name="T1">initialWorkload</text:span> Το αρχικό υπολογιστικό φορτίο ενός task. </text:p>
        </text:list-item>
        <text:list-item>
          <text:p text:style-name="P2"><text:span text:style-name="T1">workloadLeft</text:span> Το φορτίο που υπολείπεται προς υπολογισμό. Όταν το task εκτελείται σε έναν κόμβο, ο αριθμός αυτός μειώνεται κατά την ισχύ του κόμβου. Όταν μηδενιστεί, το task θεωρείται υπολογισμένο και πρέπει να αποσταλούν τα δεδομένα εξόδου στον κόμβο προελεύσεως.</text:p>
        </text:list-item>
        <text:list-item>
          <text:p text:style-name="P2"><text:span text:style-name="T1">inputData</text:span> Είναι τα δεδομένα εισόδου. Αυτά είναι όλα τα δεδομένα που θα χρειαστεί το task κατά τη διάρκεια της εκτέλεσης του. Πρέπει να μεταφερθούν όλα στον κόμβο που θα εκτελεστεί το task, για να αρχίσει η εκτέλεση.</text:p>
        </text:list-item>
        <text:list-item>
          <text:p text:style-name="P2"><text:span text:style-name="T1">outputData</text:span> Είναι τα δεδομένα εξόδου. Πρέπει να μεταφερθούν όλα στον κόμβο προελεύσεως για να ολοκληρωθεί το task.</text:p>
        </text:list-item>
        <text:list-item>
          <text:p text:style-name="P2"><text:span text:style-name="T1">dataLeftToTrasmit</text:span> Τα δεδομένα που απομένουν να αποσταλούν πάνω από έναν σύνδεσμο. Σε κάθε epoch μειώνεται κατά το bandwidth του συνδέσμου. Όταν το task τίθεται προς αποστολή, το πεδίο αυτό αρχικοποιείται στην κατάλληλη τιμή. Αν το task αποστέλλεται προς εκτέλεση, αρχικοποιείται στην τιμή inputData, ενώ αν ο υπολογισμός έχει τελειώσει και το task πρέπει να επιστρέψει στον κόμβο προελεύσεως, αρχικοποιείται στην τιμή outputData.</text:p>
        </text:list-item>
        <text:list-item>
          <text:p text:style-name="P2"><text:span text:style-name="T1">desirableCompletionTime</text:span> Ο επιθυμητός χρόνος ολοκλήρωσης ενός task. Με τον όρο “ολοκλήρωση” εννοούμε τον υπολογισμό του task <text:span text:style-name="T2">και</text:span> την αποστολή των δεδομένων εξόδου (outputData) στον κόμβο προελεύσεως.</text:p>
        </text:list-item>
        <text:list-item>
          <text:p text:style-name="P2"><text:span text:style-name="T1">absolutCompletionTime</text:span> Ο απόλυτος χρόνος ολοκλήρωσης ενός task. Αν στον χρόνο αυτό το task δεν ολοκληρωθεί, τότε θεωρείται πως απέτυχε να υπολογιστεί και απορρίπτεται.</text:p>
        </text:list-item>
        <text:list-item>
          <text:p text:style-name="P2"><text:span text:style-name="T1">creationTime</text:span> Το epoch κατά το οποίο δημιουργήθηκε το task.</text:p>
        </text:list-item>
        <text:list-item>
          <text:p text:style-name="P2"><text:span text:style-name="T1">completionTime</text:span> Ο χρόνος κατά τον οποίο ολοκληρώθηκε το task.</text:p>
        </text:list-item>
        <text:list-item>
          <text:p text:style-name="P2"><text:span text:style-name="T1">nodeOfOrigin</text:span> Κόμβος προελεύσεως. Σε αυτόν τον κόμβο κατατέθηκε το task με τα δεδομένα εισόδου (inputData) κια σε αυτόν πρέπει να επιστρέψουν τα δεδομένα εξόδου.</text:p>
        </text:list-item>
        <text:list-item>
          <text:p text:style-name="P2"><text:span text:style-name="T1">nodeRunningOn</text:span> Ο κόμβος στον οποίο εκτελείται ή θα εκτελεστεί το task.</text:p>
        </text:list-item>
        <text:list-item>
          <text:p text:style-name="P2"><text:span text:style-name="T1">nodeTransmitingFrom</text:span> Ο κόμβος από τον οποίο μεταδίδονται δεδομένα του task.</text:p>
        </text:list-item>
        <text:list-item>
          <text:p text:style-name="P2"><text:span text:style-name="T1">nodeTransmitingTo</text:span> Ο κόμβος στον οποίο μεταδίδονται δεδομένα του task.</text:p>
        </text:list-item>
        <text:list-item>
          <text:p text:style-name="P2"><text:span text:style-name="T1">history</text:span> Το ιστορικό ενός task. Είναι μια διασυνδεδεμένη λίστα με αντικείμενα TaskHistory, τα οποία περιγράφονται παρακάτω. Κάθε ένα από αυτά αντιπροσωπεύει ένα γεγονός που συνέβη στο task.</text:p>
        </text:list-item>
        <text:list-item>
          <text:p text:style-name="P3"><text:span text:style-name="T1">status</text:span> Η κατάσταση στην οποία βρίσκεται το task. Οι πιθανές τιμές προέρχονται από το TaskStatus enumeration και μπορεί να είναι: WAITING_TO_BE_SCHEDULED, SCHEDULED, RUNNING, DONE_CALC, DONE και FAILED. Η σημασία τους είναι προφανής.</text:p>
        </text:list-item>
      </text:list>
      <text:h text:style-name="Heading_20_5" text:outline-level="5">TaskHistory</text:h>
      <text:p text:style-name="P1">Είναι μια κλάση η οποία περιγράφει αντικείμενα που αντιπροσωπεύουν γεγονότα που συμβαίνουν σε ένα task. Τα πεδία ενός TaskHistory είναι:</text:p>
      <text:list text:style-name="L2">
        <text:list-item>
          <text:p text:style-name="P4"><text:span text:style-name="T1">time</text:span> Το χρονικό σημείο (epoch) που συνέβη το γεγονός.</text:p>
        </text:list-item>
        <text:list-item>
          <text:p text:style-name="P5"><text:span text:style-name="T1">type</text:span> Ο τύπος του γεγονότος. Μπορεί να είναι μια τιμή από το EventType enumeration, το οποίο έχει τις τιμές CREATION, SCHEDULED, START_TRANSMIT, END_TRANSMIT, START_CALC, END_CALC, ORIGIN_NODE_DEPARTED και COMP_NODE_DEPARTED. Όποτε συμβαίνουν γεγονότα που αντιστοιχούν στους τύπους αυτούς, δημιουργείται ένα νέο TaskHistory object, με το αντίστοιχο EventType και το τωρινό time και προστίθεται στο τέλος της λίστας history του task.</text:p>
        </text:list-item>
        <text:list-item>
          <text:p text:style-name="P5"><text:span text:style-name="T1">node1</text:span> και <text:span text:style-name="T1">node2</text:span> Καταχωρίζονται οι αναφορές στους κόμβους που έχουν σχέση με το γεγονός του καταγράφεται. Π.χ. αν το γεγονός είναι SCHEDULED, τότε node1 θα είναι ο κόμβος στον οποίο έχει προγραμματιστεί να εκτελεστεί το task και node2 θα είναι null, ενώ αν το γεγονός είναι START_TRANSMIT, τότε node1 είναι ο κόμβος nodeTransmitingFrom και node2 είναι ο κόμβος nodeTransmitingTo.</text:p>
        </text:list-item>
      </text:list>
      <text:h text:style-name="Heading_20_5" text:outline-level="5">Node</text:h>
      <text:p text:style-name="P1">Η θεμελιώδης υπολογιστική μονάδα, όπως την βλέπει ο scheduler του επιπέδου που δουλεύουμε. Κάθε υπολογιστικός κόμβος μπορεί να αντιπροσωπεύει ένα μοναδικό προσωπικό υπολογιστή που προσφέρει κάποιο ποσοστό CPU στο Grid ή ένα ολόκληρο cluster από αφιερωμένα στο Grid ισχυρά υπολογιστικά συστήματα, αλλά αυτό δεν απασχολεί τον χρονοπρογραμματιστή υψηλού επιπέδου (superscheduler – ref: <text:a xlink:type="simple" xlink:href="http://www-unix.mcs.anl.gov/~schopf/ggf-sched/WD/schedwd.8.5.pdf">http://www-unix.mcs.anl.gov/~schopf/ggf-sched/WD/schedwd.8.5.pdf</text:a>). Οι διάφοροι πόροι δεν είναι κάτω από τον άμεσο έλεγχό του superscheduler, αλλά γίνονται κάποιες υποθέσεις για τα χαρακτηριστικά των local scheduler που ελέγχουν τους πόρους άμεσα, όπως ότι υποστηρίζουν μια πρόβλεψη του υπολογιστικού μέλλοντος του κόμβου που ελέγχουν και ότι δίνουν ακριβή στοιχεία όσον αφορά την ισχύ και την διαθεσιμότητα των πόρων. Επίσης θεωρούμε πως οι κόμβοι συνδέονται με ένα πλήρως διασυνδεδεμένο δίκτυο και πως κάθε κόμβος έχει απεριόριστη αποθηκευτική ικανότητα καθώς και ένα <text:span text:style-name="T1">network frontend</text:span>, μπορεί δηλαδή να λαμβάνει ή να στέλνει δεδομένα, ενώ παράλληλα εκτελεί ένα task. Πάνω από μια δικτυακή σύνδεση μεταξύ δύο κόμβων μπορούν να περνάνε δεδομένα που ανήκουν σε ένα συγκεκριμένο task. Έτσι ο κόμβος διατηρεί μια ουρά με τα task που έχει προς αποστολή προς ένα συγκεκριμένο κόμβο. Κάθε δικτυακός σύνδεσμος (NodeLink) χαρακτηρίζεται από το bandwidth και τους δύο κόμβους τους οποίους συνδέει. Χαρακτηριστικά ενός υπολογιστικού κόμβου είναι:</text:p>
      <text:list text:style-name="L3">
        <text:list-item>
          <text:p text:style-name="P6"><text:span text:style-name="T1">nodeNumber </text:span><text:span text:style-name="T3">Έ</text:span>νας αύξων αριθμός που χαρακτηρίζει μοναδικά τον κόμβο. Εσωτερικά στο σύστημα ο αριθμός αυτός δεν παίζει ρόλο, καθώς για τον μοναδικό προσδιορισμό του κόμβου χρησιμοποιείται άμεσα η αναφορά (reference) σε αυτό. Ο αριθμός είναι χρήσιμος για ελέγχο.</text:p>
        </text:list-item>
        <text:list-item>
          <text:p text:style-name="P6"><text:span text:style-name="T1">computationalCapacity</text:span> Είναι η υπολογιστική χωρητικότητα, η υπολογιστική ισχύς δηλαδή του κόμβου. Όταν εκτελείται ένα task στον κόμβο, σε κάθε epoch το υπολογιστικό φορτίο που απομένει προς υπολογισμό, μειώνεται κατά την τιμή computationalCapacity.</text:p>
        </text:list-item>
        <text:list-item>
          <text:p text:style-name="P6"><text:span text:style-name="T1">creationTime</text:span> Το epoch κατά το οποίο δημιουργήθηκε ο κόμβος.</text:p>
        </text:list-item>
        <text:list-item>
          <text:p text:style-name="P6"><text:span text:style-name="T1">departureSchema</text:span> Είναι η οντότητα που καθορίζει την στιγμή αποχώρησης του κόμβου από το Grid. Για την υποστήριξη διάφορων σεναρίων στις πειραματικές προσομοιώσεις, δεν υπάρχει μόνο μια υλοποίηση της οντότητας αυτής, αλλά οι κλάσεις που αντιπροσωπεύουν την οντότητα αυτή, πρέπει να υλοποιούν το DepartureSchema interface, το οποίο αποτελείται από δύο πρωτότυπα μεθόδων. Η μία είναι η <text:span text:style-name="T1">getNewInstance()</text:span>, η οποία επιστρέφει ένα νέο DepartureSchema αντικείμενο για τη χρήση του σε ένα νέο κόμβο. Η δεύτερη είναι η <text:span text:style-name="T1">nextEpoch()</text:span>, η οποία καλείται σε κάθε epoch και αν επιστρέψει false, ο κόμβος αποχωρεί από το Grid. Αναλυτική περιγραφή concrete κλάσεων που υλοποιούν το DepartureSchema interface θα δοθεί στην ενότητα με την περιγραφή των διάφορων πειραματικών διαδικασιών.</text:p>
        </text:list-item>
        <text:list-item>
          <text:p text:style-name="P6"><text:span text:style-name="T1">runningTask</text:span> Το task το οποίο εκτελείται τη στιγμή αυτή στον κόμβο. Αν δεν υπάρχει task προς υπολογισμό, τότε θα είναι null.</text:p>
        </text:list-item>
        <text:list-item>
          <text:p text:style-name="P6"><text:span text:style-name="T1">tasksToCompute</text:span> Η λίστα με τα task τα οποία έχουν ανατεθεί στον κόμβο και των οποίων τα δεδομένα εισόδου έχουν μεταφερθεί επιτυχώς στον κόμβο. Όταν το runningTask εκτελεστεί, τότε ο κόμβος θα πάρει το πρώτο από τη λίστα αυτή και θα το κάνει runningTask. Όταν ένα task ολοκληρώσει την αποστολή των δεδομένων εισόδου προς τον κόμβο, εισάγεται στο τέλος της λίστας.</text:p>
        </text:list-item>
        <text:list-item>
          <text:p text:style-name="P6"><text:span text:style-name="T1">tasksReceiving</text:span> Μια λίστα με τα task που αποστέλλουν δεδομένα στον κόμβο αυτό.</text:p>
        </text:list-item>
        <text:list-item>
          <text:p text:style-name="P6"><text:span text:style-name="T1">tasksPending</text:span> Τα task που έχουν υποβληθεί στον κόμβο αυτό και δεν έχουν ολοκληρωθεί.</text:p>
        </text:list-item>
        <text:list-item>
          <text:p text:style-name="P6"><text:span text:style-name="T1">numberOfEpochsNotUsed</text:span> Ο αριθμός αυτός αυξάνεται κατά ένα για κάθε epoch που ο κόμβος δεν υπολογίζει κάποιο task, δηλαδή για κάθε epoch που το runningTask είναι null;</text:p>
        </text:list-item>
        <text:list-item>
          <text:p text:style-name="P6"><text:span text:style-name="T1">connectedNodes</text:span> Ένα HashMap με όλους τους υπόλοιπους κόμβους του Grid και τους δικτυακούς συνδέσμους που τους συνδέουν με τον κόμβο αυτό.</text:p>
        </text:list-item>
        <text:list-item>
          <text:p text:style-name="P6"><text:span text:style-name="T1">transmitLists</text:span> Ένα HashMap με τις λίστες task που ο κόμβος αυτός έχει προς αποστολή, ανά κόμβο.</text:p>
        </text:list-item>
        <text:list-item>
          <text:p text:style-name="P6"><text:span text:style-name="T1">nodeStatus</text:span> Είναι η κατάσταση στην οποία βρίσκεται ο κόμβος. Μπορεί να έχει τιμή από το NodeStatus enumeration: COMPUTING, RECEIVING ή IDLE.</text:p>
        </text:list-item>
        <text:list-item>
          <text:p text:style-name="P6"><text:span text:style-name="T1">future</text:span> Μια λίστα με τα χρονικά διαστήματα που αφορούν το μέλλον του κόμβου. Σε κάθε χρονικό διάστημα ο κόμβος μπορεί να είναι σε μια NodeStatus κατάσταση. Κάθε χρονικό διάστημα αναπαρίσταται από ένα TimeInterval αντικείμενο, το οποίο έχει τα πεδία: <text:span text:style-name="T1">startTime</text:span>, <text:span text:style-name="T1">endTime</text:span> και <text:span text:style-name="T1">status</text:span>. Τα startTime και endTime είναι οι χρονικές στιγμές έναρξης και λήξης του χρονικού διαστήματος που αντιπροσωπεύει το TimeInterval αντικείμενο αυτό και status θα είναι η κατάσταση NodeStatus που θα βρίσκεται ο κόμβος κατά τη διάρκεια του χρονικού διαστήματος. Τα χρονικά διαστήματα δεν επικαλύπτονται, αλλά μπορεί να υπάρχουν κενά, στα οποία ο κόμβος πρέπει να θεωρείται IDLE. Η λίστα future δεν υπολογίζεται διαρκώς, καθώς είναι αρκετά ακριβός υπολογισμός υπολογιστικά. Όποια οντότητα επιθυμεί τη λίστα αυτή κάποιου κόμβου (συνήθως ο Scheduler), καλεί τη συνάρτηση <text:span text:style-name="T1">calculateFuture()</text:span> για να εκτελεστεί ο υπολογισμός και έπειτα την <text:span text:style-name="T1">getFuture()</text:span> για να λάβει την ενημερωμένη λίστα.</text:p>
        </text:list-item>
        <text:list-item>
          <text:p text:style-name="P6"><text:span text:style-name="T1">computatedTasks</text:span> Είναι ο αριθμός των task που ολοκλήρωσαν τον υπολογισμό τους στον κόμβο αυτό.</text:p>
        </text:list-item>
        <text:list-item>
          <text:p text:style-name="P6"><text:span text:style-name="T1">toDepart</text:span> Γίνεται true όταν το departureSchema αντικείμενο αποφασίσει πως ο κόμβος πρέπει να αποχωρίσει.</text:p>
        </text:list-item>
        <text:list-item>
          <text:p text:style-name="P6"><text:span text:style-name="T1">sharedCpu</text:span> Όταν είναι true, τότε οι διεργασίες που εκτελούνται στον κόμβο, διαμοιράζονται την υπολογιστική χωρητικότητα, ανάλογα με το βάρος του χρήστη που έχει υποβάλει το task: <draw:frame draw:style-name="fr1" draw:name="Object1" text:anchor-type="as-char" svg:width="2.96cm" svg:height="1.933cm" draw:z-index="0"><draw:object xlink:href="./Object 1" xlink:type="simple" xlink:show="embed" xlink:actuate="onLoad"/><draw:image xlink:href="./ObjectReplacements/Object 1" xlink:type="simple" xlink:show="embed" xlink:actuate="onLoad"/></draw:frame>, όπου <draw:frame draw:style-name="fr1" draw:name="Object2" text:anchor-type="as-char" svg:width="1.432cm" svg:height="1.251cm" draw:z-index="1"><draw:object xlink:href="./Object 2" xlink:type="simple" xlink:show="embed" xlink:actuate="onLoad"/><draw:image xlink:href="./ObjectReplacements/Object 2" xlink:type="simple" xlink:show="embed" xlink:actuate="onLoad"/></draw:frame> είναι το σύνολο των βαρών των χρηστών των N tasks που εκτελούνται αυτή τη στιγμή στον κόμβο. Αν είναι false, τότε τα task τοποθετούνται σε μια σειρά και εκτελούνται σειριακά, το ένα μετά το άλλο και το καθένα παίρνει το 100% της υπολογιστικής χωρητικότητας.</text:p>
        </text:list-item>
        <text:list-item>
          <text:p text:style-name="P6"><text:span text:style-name="T1">weights</text:span> Ένα HashMap που διατηρεί τα βάρη των χρηστών στον κόμβο αυτόν. Στον εξομοιωτή δεν υπάρχει οντότητα χρήστη<text:span text:style-name="T4">· </text:span>χρήστης θεωρείται o κόμβος στον οποίο εμφανίστηκε το task. Τη δημιουργία των βαρών την αναλαμβάνει ένα weightProducer αντικείμενο (μέλος του nodeProducer), το οποίο υλοποιεί το WeightProducer interface. Προς το παρόν υπάρχει μία μόνο υλοποίηση (StaticWeightProducer ), που δημιουργεί βάρη με μια συγκεκριμένη τιμή, κάνοντας έτσι τους διάφορους χρήστες-κόμβους ισοδύναμους, με αποτέλεσμα αυτοί να διαμοιράζονται εξίσου την υπολογιστική χωρητικότητα ενός κόμβου.</text:p>
        </text:list-item>
        <text:list-item>
          <text:p text:style-name="P6"><text:span text:style-name="T1">cpuhunger</text:span> Η τιμή αυτή αντιπροσωπεύει πόσο συχνά ο κόμβος-χρήστης αυτός θα παράγει task προς υπολογισμό. Όσο μεγαλύτερο είναι το ποσοστό του cpuhunger στο συνολικό cpuhunger όλων των ενεργών κόμβων, τόσο συχνότερα τα νέα task θα προέρχονται από τον κόμβο αυτό. Την τιμή αυτή τη θέτει ένα μέλος του nodeProducer, το οποίο θα υλοποιεί το CpuhungerProducer interface. Η κλάση η οποία το υλοποιεί (SimpleCpuhungerProducer) μπορεί να δεχτεί ρυθμίσεις έτσι ώστε οι κόμβοι που παράγονται να ομαδοποιούνται κατά cpuhunger, π.χ. μπορεί να ζητηθεί το 90% των κόμβων να παράγουν σπανίως νέα task, ενώ το υπόλοιπο 10% να παράγει με μεγάλη συχνότητα.</text:p>
        </text:list-item>
      </text:list>
      <text:h text:style-name="Heading_20_5" text:outline-level="5">Scheduler</text:h>
      <text:p text:style-name="P1">Είναι η βασική οντότητα των πειραματικών προσομοιώσεων. Οι κλάσεις αυτές πρέπει να υλοποιούν το <text:span text:style-name="T1">Scheduler</text:span> interface, άρα να υλοποιούν την μέθοδο <text:span text:style-name="T1">schedule()</text:span>, η οποία δέχεται ως είσοδο μια λίστα με tasks προς ανάθεση και μια λίστα με τους on-line υπολογιστικούς κόμβους. Αυτές οι κλάσεις υλοποιούν τους διάφορους αλγορίθμους της εργασίας αυτής. Περιγράφονται αναλυτικά στην ενότητα με την ανάλυση των πειραματικών προσομοιώσεων.</text:p>
      <text:h text:style-name="Heading_20_5" text:outline-level="5">TaskProducer</text:h>
      <text:p text:style-name="P1">Είναι η οντότητα που δημιουργεί τα task, αρχικοποιεί τα χαρακτηριστικά τους και τα αντιστοιχεί σε κάποιο κόμβο. Θα υλοποιηθούν παραγωγοί διαφορετικών τύπων για να καλυφθούν διάφορες περιπτώσεις δυναμικότητας και ποικιλίας στους τύπους εργασιών. Κάθε τέτοια κλάση θα πρέπει να υλοποιεί την μέθοδο <text:span text:style-name="T1">generateTasks()</text:span>, η οποία καλείται σε κάθε epoch και επιστρέφει μια λίστα με τα νέα task. Η λίστα μπορεί να είναι null ή κενή.</text:p>
      <text:h text:style-name="Heading_20_5" text:outline-level="5">NodeProducer</text:h>
      <text:p text:style-name="P1">Ο παραγωγός κόμβων. Η οντότητα που δημιουργεί νέους υπολογιστικούς κόμβους, αρχικοποιεί τα χαρακτηριστικά τους και τους διασυνδέει με το υπάρχων δίκτυο. Εδώ ορίζεται η δυναμικότητα και τα χαρακτηριστικά των μηχανών (κόμβων) και του δικτύου που απαρτίζουν το Grid που προσομοιώνεται. Διαφορετικές υλοποιήσεις της οντότητας αυτής μας δίνουν την ευκαιρία να μελετηθούν συμπεριφορές των αλγορίθμων χρονοπρογραμματισμού σε ετερογενή περιβάλλοντα.</text:p>
      <text:h text:style-name="Heading_20_5" text:outline-level="5">Grid</text:h>
      <text:p text:style-name="P1">Είναι η οντότητα η οποία αναπαριστά μια συγκεκριμένη προσομοίωση. Τα βασικά της χαρακτηριστικά και μέλη είναι:</text:p>
      <text:list text:style-name="L4">
        <text:list-item>
          <text:p text:style-name="P7"><text:span text:style-name="T1">taskProducer</text:span> Η οντότητα που δημιουργεί νέα task.</text:p>
        </text:list-item>
        <text:list-item>
          <text:p text:style-name="P7"><text:span text:style-name="T1">nodeProducer</text:span> Η οντότητα που δημιουργεί νέους κόμβους.</text:p>
        </text:list-item>
        <text:list-item>
          <text:p text:style-name="P7"><text:span text:style-name="T1">scheduler</text:span> Η scheduling οντότητα.</text:p>
        </text:list-item>
        <text:list-item>
          <text:p text:style-name="P7"><text:span text:style-name="T1">statsAggregators</text:span> Διασυνδεδεμένη λίστα από οντότητες, οι οποίες υπολογίζουν και συλλέγουν στατιστικά στοιχεία για την πειραματική προσομοίωση. Η κάθε μια απ' αυτές υπολογίζει μία και μόνη μετρική.</text:p>
        </text:list-item>
        <text:list-item>
          <text:p text:style-name="P7"><text:span text:style-name="T1">tasksWaitingToBeScheduled</text:span> Διασυνδεδεμένη λίστα με τα task που πρέπει να χρονοπρογραμματιστούν.</text:p>
        </text:list-item>
        <text:list-item>
          <text:p text:style-name="P7"><text:span text:style-name="T1">completedTasks</text:span> Διασυνδεδεμένη λίστα με τα task που έχουν ολοκληρωθεί.</text:p>
        </text:list-item>
        <text:list-item>
          <text:p text:style-name="P7"><text:span text:style-name="T1">allTasks</text:span> Διασυνδεδεμένη λίστα με όλα τα task που έχουν υποβληθεί προς υπολογισμό.</text:p>
        </text:list-item>
        <text:list-item>
          <text:p text:style-name="P7"><text:span text:style-name="T1">failedTasks</text:span> Διασυνδεδεμένη λίστα με τα task που δεν κατάφεραν να ολοκληρωθούν.</text:p>
        </text:list-item>
        <text:list-item>
          <text:p text:style-name="P7"><text:span text:style-name="T1">tasksInTheGrid</text:span> Το σύνολο από τα task που αυτή τη στιγμή είναι ενεργά μέσα στο Grid. Έχουν κατατεθεί στο Grid προς υπολογισμό, αλλά δεν έχουν ολοκληρωθεί ή αποτύχει ακόμα.</text:p>
        </text:list-item>
        <text:list-item>
          <text:p text:style-name="P7"><text:span text:style-name="T1">nodesOnline</text:span> Διασυνδεδεμένη λίστα με τους κόμβους που είναι online και διαθέσιμοι για εκτελούν task.</text:p>
        </text:list-item>
        <text:list-item>
          <text:p text:style-name="P7"><text:span text:style-name="T1">nodesDeparted</text:span> Διασυνδεδεμένη λίστα με τους κόμβους που έχουν αποχωρήσει από το Grid.</text:p>
        </text:list-item>
        <text:list-item>
          <text:p text:style-name="P7"><text:span text:style-name="T1">currentTime</text:span> Το epoch στο οποίο βρισκόμαστε. Είναι διαθέσιμο σε οποιαδήποτε οντότητα μέσω της public μεθόδου <text:span text:style-name="T1">getCurrentTime()</text:span>. Αυξάνεται κατά μια μονάδα σε κάθε επανάληψη του βασικού βρόχου προσομοίωσης που βρίσκεται στη μέθοδο <text:span text:style-name="T1">run()</text:span>.</text:p>
        </text:list-item>
        <text:list-item>
          <text:p text:style-name="P7"><text:span text:style-name="T1">finishTime</text:span> Το epoch μέχρι το οποίο θα εκτελείται η προσομοίωση. Μόλις το currentTime γίνει ίσο με finishTime, η προσομοίωση τερματίζεται.</text:p>
        </text:list-item>
      </text:list>
      <text:h text:style-name="Heading_20_5" text:outline-level="5">epoch</text:h>
      <text:p text:style-name="P1">Είναι η αφηρημένη μονάδα του χρόνου που χρησιμοποιούμε για την προσομοίωση. Αντιπροσωπεύει ένα κύκλο της πειραματικής προσομοίωσης. Σε κάθε epoch μπορεί να προσθαφαιρεθούν κόμβοι ή εργασίες, να υπολογιστούν στατιστικά στοιχεία ή/και να προγραμματιστούν tasks.</text:p>
      <text:p text:style-name="P1"/>
      <text:h text:style-name="Heading_20_4" text:outline-level="4">Τεχνική περιγραφή της εφαρμογής</text:h>
      <text:p text:style-name="P1"/>
      <text:p text:style-name="P1">Η εφαρμογή είναι υλοποιημένη στη γλώσσα Java (ref: <text:a xlink:type="simple" xlink:href="http://java.sun.com/">http://java.sun.com/</text:a>) και απαιτεί έκδοση JRE τουλάχιστον 1.5 για να εκτελεστεί. Για logging χρησιμοποιεί τη βιβλιοθήκη <text:span text:style-name="T1">commons-logging</text:span> (ref: <text:a xlink:type="simple" xlink:href="http://jakarta.apache.org/commons/logging/">http://jakarta.apache.org/commons/logging/</text:a>) σαν wrapping γύρω από την log4j (ref: <text:a xlink:type="simple" xlink:href="http://logging.apache.org/log4j/docs/">http://logging.apache.org/log4j/docs/</text:a>). Η χρήση του commons-logging σαν wrapper γύρω από το πραγματικό σύστημα logging, επιτρέπει την προσαρμογή και χρήση της εφαρμογής και σε περιβάλλοντα που η log4j δεν είναι διαθέσιμη. Για τη δυναμική δημιουργία αντικειμένων και την ανάθεση τους σε πεδία των κλάσεων που υλοποιούν τις διάφορες οντότητες, χρησιμοποιείται το core κομμάτι της βιβλιοθήκης BeanUtils (ref: <text:a xlink:type="simple" xlink:href="http://jakarta.apache.org/commons/beanutils/">http://jakarta.apache.org/commons/beanutils/</text:a>). Για τη δημιουργία των γραφικών παραστάσεων χρησιμοποιήθηκε η βιβλιοθήκη JCCKit (ref: <text:a xlink:type="simple" xlink:href="http://jcckit.sourceforge.net/">http://jcckit.sourceforge.net/</text:a>).</text:p>
      <text:p text:style-name="P1">Η βασική κλάση, η οποία ελέγχει τη ροή ελέγχου ολόκληρης της εφαρμογής προσομοίωσης, είναι η <text:span text:style-name="T1">ExperimentsRunner</text:span>. Όταν εκτελεστεί η <text:span text:style-name="T1">main()</text:span> μέθοδος της κλάσης, δημιουργεί ένα ExperimentsRunner αντικείμενο και καλεί την <text:span text:style-name="T1">init()</text:span> για να εκτελέσει την απαραίτητη αρχικοποίηση. Το βασικό αρχείο αρχικοποίησης είναι το config.properties που πρέπει να βρίσκεται στο conf/ directory της εφαρμογής. Οι ρυθμίσεις που <text:s/>γίνονται στο αρχείο αυτό είναι:</text:p>
      <text:list text:style-name="L5">
        <text:list-item>
          <text:p text:style-name="P8"><text:span text:style-name="T1">experiments.directory</text:span> Το directory όπου βρίσκονται οι περιγραφές σε XML των πειραματικών προσομοιώσεων προς εκτέλεση.</text:p>
        </text:list-item>
        <text:list-item>
          <text:p text:style-name="P8"><text:span text:style-name="T1">results.directory</text:span> Το directory όπου θα αποθηκευτούν τα serialized StatsAggregator αντικείμενα που έχουν τα αποτελέσματα των προσομοιώσεων.</text:p>
        </text:list-item>
        <text:list-item>
          <text:p text:style-name="P8"><text:span text:style-name="T1">charts.directory</text:span> Το directory όπου θα αποθηκευτούν οι γραφικές παραστάσεις των αποτελεσμάτων.</text:p>
        </text:list-item>
        <text:list-item>
          <text:p text:style-name="P8"><text:span text:style-name="T1">chart.properties.file</text:span> Το αρχείο με τις ρυθμίσεις για τη βιβλιοθήκη δημιουργίας γραφικών παραστάσεων.</text:p>
        </text:list-item>
        <text:list-item>
          <text:p text:style-name="P8"><text:span text:style-name="T1">numberOfCpusToUse</text:span> Ο αριθμός των CPU που θα προσπαθήσει να χρησιμοποιήσει η εφαρμογή προσομοιωτή. Ουσιαστικά είναι ο μέγιστος αριθμός σύγχρονων υπολογιστικών νημάτων (thread) που θα δημιουργήσει ο προσομοιωτής. Χρησιμοποιείται ένα thread για κάθε πείραμα προσομοίωσης.</text:p>
        </text:list-item>
      </text:list>
      <text:p text:style-name="P1"/>
      <text:p text:style-name="P1">Ένα τυπικό conf.properties αρχείο είναι:</text:p>
      <text:p text:style-name="P9">experiments.directory=conf/experiments</text:p>
      <text:p text:style-name="P9">results.directory=results</text:p>
      <text:p text:style-name="P9">charts.directory=charts</text:p>
      <text:p text:style-name="P9">chart.properties.file=conf/chart.properties</text:p>
      <text:p text:style-name="P9">numberOfCpusToUse=1</text:p>
      <text:p text:style-name="P1"/>
      <text:p text:style-name="P1">Σύμφωνα με τις ρυθμίσεις αυτές, οι XML περιγραφές των πειραμάτων πρέπει να βρίσκονται στο directory conf/experiments/, τα αποτελέσματα θα αποθηκευτούν στο directory results/ και οι γραφικές παραστάσεις στο directory charts/. Η ExperimentsRunner θα διαβάσει όλα τα αρχεία τα οποία λήγουν σε “.xml” και για κάθε ένα από αυτά θα καλέσει την <text:span text:style-name="T1">getExperiment()</text:span> του ExperimentXMLReader. Η μέθοδος αυτή επιστρέφει μια διασυνδεδεμένη λίστα με αντικείμενα Experiment, το καθένα από τα οποία αντιπροσωπεύει ένα πείραμα και είναι ένας απλός wrapper γύρω από ένα Grid αντικείμενο, το οποίο περιέχει όλες τις απαραίτητες οντότητες για μια προσομοίωση, όπως περιγράψαμε παραπάνω. Έπειτα η ExperimentsRunner θα εκτελέσει σειριακά τα πειράματα και θα αποθηκεύσει τα serialized αντικείμενα StatsAggregator, τα οποία περιέχουν τις υπολογισμένες μετρικές για της προσομοιώσεις. Τα ονόματα τον αρχείων αυτών σχηματίζονται ως εξής: το όνομα του XML αρχείου (χωρίς την επέκταση .xml), συν ένας αύξων αριθμός που δίνει τον αριθμό πειράματος για το XML αρχείο αυτό (μπορούν άνετα να περιγραφούν περισσότερα του ενός πειράματα σε ένα XML αρχείο), συν το όνομα της μετρικής που αφορά το συγκεκριμένο serialized StatsAggregator αντικείμενο, συν η επέκταση “.res”.</text:p>
      <text:p text:style-name="P1">Αν η <text:span text:style-name="T1">main()</text:span> της ExperimentsRunner κληθεί με μια είσοδο που έχει την τιμή “make-charts”, τότε θα διαβαστούν όσα αρχεία του results.directory λήγουν σε “.res” και για το καθένα από αυτά θα δημιουργηθεί μια γραφική παράσταση, η οποία αποθηκεύεται στο charts.directory σε μορφή PNG (ref: <text:a xlink:type="simple" xlink:href="http://www.w3.org/Graphics/PNG/">http://www.w3.org/Graphics/PNG/</text:a>). Επίσης, υπάρχει η δυνατότητα συνδυασμού περισσοτέρων του ενός αντικειμένων Result, έτσι ώστε να παραχθεί κοινό γράφημα με τις γραφικές παραστάσεις που περιέχουν διαφορετικά Result. Έτσι μπορούμε να συγκρίνουμε άμεσα τεχνικές που εκτελέστηκαν με όμοιες συνθήκες, χωρίς να έχουν εκτελεστεί στο ίδιο πείραμα. Η δυνατότητα αυτή ενεργοποιείται με την κλήση της <text:span text:style-name="T1">main()</text:span> με όρισμα “combine-results”. Σε αυτήν την περίπτωση το σύστημα κοιτάει για ένα αρχείο με όνομα “combine-results.xml” μέσα στον κατάλογο που βρίσκονται τα Result files (<text:span text:style-name="T1">results.directory</text:span>). Ένα παράδειγμα του αρχείου αυτού ακολουθεί:</text:p>
      <text:p text:style-name="P10">&lt;combinations&gt;</text:p>
      <text:p text:style-name="P10"><text:tab/>&lt;combine-results chartfilename="combination-1"&gt;</text:p>
      <text:p text:style-name="P10"><text:tab/><text:tab/>&lt;result-file filename="exp-01.0.deviationFromDesirableTime.res"&gt;&lt;/result-file&gt;</text:p>
      <text:p text:style-name="P10"><text:tab/><text:tab/>&lt;result-file filename="exp-02.0.deviationFromDesirableTime.res"&gt;&lt;/result-file&gt;</text:p>
      <text:p text:style-name="P10"><text:tab/><text:tab/>&lt;result-file filename="exp-03.0.deviationFromDesirableTime.res"&gt;&lt;/result-file&gt;&lt;/combine-results&gt;</text:p>
      <text:p text:style-name="P10"><text:tab/>&lt;combine-results chartfilename="combination-2"&gt;</text:p>
      <text:p text:style-name="P10"><text:tab/><text:tab/>&lt;result-file filename="exp-04.0.finishedBeforeDeadlineRatio.res"&gt;&lt;/result-file&gt;</text:p>
      <text:p text:style-name="P10"><text:tab/><text:tab/>&lt;result-file filename="exp-02.0.finishedBeforeDeadlineRatio.res"&gt;</text:p>
      <text:p text:style-name="P10"><text:tab/><text:tab/><text:tab/>&lt;value-to-use name="LINEAR_BOUND (r=1.0,s=1000.0)"&gt;&lt;/value-to-use&gt;&lt;/result-file&gt;&lt;/combine-results&gt;&lt;/combinations&gt;</text:p>
      <text:p text:style-name="P1">Κάθε combine-results tag αντιστοιχεί και σε έναν συνδυασμό. Μέσα στο combine-results tag, υπάρχουν τα result-file tags, το καθένα από τα οποία αντιστοιχεί και σε ένα αρχείο Result, το όνομα του οποίου είναι η τιμή του filename attribute. Επειδή ένα result file μπορεί να περιέχει και γραφικές παραστάσεις που δεν μας ενδιαφέρουν, μέσα στο result-file tag μπορεί να υπάρχουν value-to-use tag, τα οποία αντιστοιχούν στις τιμές που θα επιλεγούν από το result file αυτό, για να εισαχθούν στο συνδυασμένο γράφημα. Αν δεν υπάρχουν value-to-use tag, τότε όλες οι γραφικές παραστάσεις που βρίσκονται μέσα στο result file θα συμμετέχουν στο τελικό, συνδυασμένο γράφημα.</text:p>
      <text:p text:style-name="P1">Στο παράδειγμά μας, θα σχηματιστούν δύο συνδυασμένα γραφήματα. Το πρώτο θα περιέχει όλες τις γραφικές παραστάσεις από τρία αρχεία: <text:span text:style-name="T1">exp-01.0.deviationFromDesirableTime.res</text:span>, <text:span text:style-name="T1">exp-02.0.deviationFromDesirableTime.res</text:span> και <text:span text:style-name="T1">exp-03.0.deviationFromDesirableTime.res</text:span>. Το δεύτερο θα περιέχει όλες τις γραφικές παραστάσεις από το <text:span text:style-name="T1">exp-04.0.finishedBeforeDeadlineRatio.res</text:span> αρχείο, αλλά από το <text:span text:style-name="T1">exp-02.0.finishedBeforeDeadlineRatio.res</text:span> αρχείο θα πάρει μόνο την γραφική παράσταση με όνομα “<text:span text:style-name="T1">LINEAR_BOUND (r=1.0,s=1000.0)</text:span>”. Θα πρέπει τα διάφορα result αρχεία που συμμετέχουν σε ένα συνδυαστικό γράφημα, να έχουν αποθηκευμένη την ίδια μετρική, αλλιώς θα απορριφθούν από το σύστημα.</text:p>
      <text:p text:style-name="P1"/>
      <text:h text:style-name="Heading_20_4" text:outline-level="4">XML περιγραφή πειραματικής προσομοίωσης</text:h>
      <text:p text:style-name="P1"/>
      <text:p text:style-name="P1">Κάθε πειραματική προσομοίωση περιγράφεται από XML (eXtensible Markup Language – <text:a xlink:type="simple" xlink:href="http://www.w3.org/XML/">http://www.w3.org/XML/</text:a>). Ακολουθεί ένα παράδειγμα XML περιγραφής ενός πειράματος:</text:p>
      <text:p text:style-name="P9">&lt;?xml version="1.0"?&gt;</text:p>
      <text:p text:style-name="P9">&lt;experiments&gt;</text:p>
      <text:p text:style-name="P9">&lt;experiment&gt;</text:p>
      <text:p text:style-name="P9"><text:tab/>&lt;nodeProducer class="gr.upatras.gemu.node.producer.TestNodeProducer"&gt;</text:p>
      <text:p text:style-name="P9"><text:tab/><text:tab/>&lt;departureSchema class="gr.upatras.gemu.node.departure.NeverDepartSchema"&gt;</text:p>
      <text:p text:style-name="P9"><text:tab/><text:tab/><text:tab/>&lt;attr name="countdown" value="1e4"&gt;&lt;/attr&gt;&lt;/departureSchema&gt;</text:p>
      <text:p text:style-name="P9"><text:tab/><text:tab/>&lt;linkProducer class="gr.upatras.gemu.node.producer.NormalLinkProducer"&gt;</text:p>
      <text:p text:style-name="P9"><text:tab/><text:tab/><text:tab/>&lt;statsChars class="gr.upatras.gemu.util.StatisticalCharacteristics"&gt;</text:p>
      <text:p text:style-name="P9"><text:tab/><text:tab/><text:tab/><text:tab/>&lt;attr name="bandwidthMean" value="1e3"&gt;&lt;/attr&gt;</text:p>
      <text:p text:style-name="P9"><text:tab/><text:tab/><text:tab/><text:tab/>&lt;attr name="bandwidthDeviation" value="1e3"&gt;&lt;/attr&gt;&lt;/statsChars&gt;&lt;/linkProducer&gt;&lt;/nodeProducer&gt;</text:p>
      <text:p text:style-name="P9"><text:tab/>&lt;taskProducer class="gr.upatras.gemu.task.producer.TestTaskProducer"/&gt;</text:p>
      <text:p text:style-name="P9"><text:tab/>&lt;statsAggregator class="gr.upatras.gemu.stats.SimpleStatsAggregator"&gt;</text:p>
      <text:p text:style-name="P9"><text:tab/><text:tab/>&lt;attr name="aggregationInterval" value="1e3"&gt;&lt;/attr&gt;&lt;/statsAggregator&gt;</text:p>
      <text:p text:style-name="P9"><text:tab/>&lt;scheduler class="gr.upatras.gemu.scheduler.SimpleFCFSqueueECTassignScheduler"&gt;&lt;/scheduler&gt;</text:p>
      <text:p text:style-name="P9"><text:tab/>&lt;attr name="finishTime" value="1000"&gt;&lt;/attr&gt;&lt;/experiment&gt;</text:p>
      <text:p text:style-name="P9">&lt;/experiments&gt;</text:p>
      <text:p text:style-name="P1"/>
      <text:p text:style-name="P1">Κάθε πείραμα περικλείεται από τα experiment tags. Έπειτα υπάρχουν tags τα οποία ορίζουν τις διάφορες οντότητες. Η διαδικασία λειτουργεί αναδρομικά. Για κάθε tag δημιουργείται ένα instance της κλάσης που ονομάζεται στο attribute “class” και τίθεται με Java bean διαδικασίες στο tag-γονέα. Αν το tag έχει το όνομα “attr”, τότε δεν θεωρείται <text:s/>αντικείμενο, αλλά κάποια primitive τιμή, η οποία τίθεται άμεσα με το όνομα που ορίζεται στο attribute “name” με την τιμή στο attribute “value”. Το αρχικό αντικείμενο που δημιουργείται, είναι πάντα ένα Grid.</text:p>
      <text:p text:style-name="P1">Στο παράδειγμά μας, θα δημιουργηθεί ένα Grid αντικείμενο, του οποίου η finishTime θα τεθεί ίση με 1000. Αυτό το προκαλεί η γραμμή: <text:span text:style-name="T5">&lt;attr name="finishTime" value="1000"&gt;&lt;/attr&gt;&lt;/experiment&gt;</text:span><text:span text:style-name="T6">. Στο ίδιο Grid αντικείμενο θα τεθεί ένα nodeProducer αντικείμενο, το οποίο θα δημιουργηθεί από την κλάση TestNodeProducer (</text:span><text:span text:style-name="T5">&lt;nodeProducer class="gr.upatras.gemu.node.producer.TestNodeProducer"&gt;</text:span><text:span text:style-name="T6">) και στο οποίο, ανάλογα, θα έχει τεθεί ένα αντικείμενο departureSchema κλάσεως NeverDepartSchema (</text:span><text:span text:style-name="T5">&lt;departureSchema class="gr.upatras.gemu.node.departure.NeverDepartSchema"&gt;</text:span><text:span text:style-name="T6">), του οποίου η παράμετρος countdown θα τεθεί ίση με 10000 (</text:span><text:span text:style-name="T5">&lt;attr name="countdown" value="1e4"&gt;&lt;/attr&gt;</text:span><text:span text:style-name="T6">).</text:span></text:p>
      <text:p text:style-name="P1">Από το παράδειγμα βλέπουμε την ευελιξία του προσομοιωτή, καθώς με πολύ εύκολο τρόπο μπορούν να περιγραφούν προς εκτέλεση πειράματα με διαφορετικές παραμέτρους. Επίσης σε περίπτωση ανάπτυξης νέων υλοποιήσεων για οντότητες και αλγορίθμους, είναι trivial το να δημιουργηθούν πειράματα που θα χρησιμοποιούν τις νέες κλάσεις. Αρκεί η νέα κλάση να βρίσκεται στο classpath του προσομοιωτή και να δηλωθεί κατάλληλα το όνομα της κλάσης στο class attribute στην XML περιγραφή.</text:p>
      <text:p text:style-name="P1">Άλλη μια δυνατότητα της εφαρμογής είναι οι διαδοχικές εκτελέσεις του ίδιου πειράματος με μοναδική αλλαγή την τιμή μιας παραμέτρου. Αυτό επιτυγχάνεται με τη χρήση του tag <text:span text:style-name="T1">iterateOn</text:span>, όπου δηλώνονται κατάλληλα, η αρχική και η τελική τιμή της παραμέτρου, καθώς και το βήμα (step) που θα χρησιμοποιηθεί για τον υπολογισμό της τιμής της παραμέτρου για το επόμενο πείραμα. Δηλώνεται επίσης το όνομα της παραμέτρου, καθώς και το που βρίσκεται αυτή μέσα στην XML περιγραφή του πειράματος. Η τελευταία πληροφορία δίνεται με μορφή XPath (<text:a xlink:type="simple" xlink:href="http://www.w3.org/TR/xpath">http://www.w3.org/TR/xpath</text:a>). Στην περίπτωση που έχει χρησιμοποιηθεί το <text:span text:style-name="T1">iterateOn</text:span> tag, το αποτέλεσμα του πειράματος δεν είναι η τιμή της μετρικής του StatsAggregator σε σχέση με το χρόνο, αλλά η μέση τιμή της μετρικής αυτής σε σχέση με τις τιμές της παραμέτρου. Ο οριζόντιος άξονας ονομάζεται με το όνομα της παραμέτρου (π.χ. “<text:span text:style-name="T1">λ</text:span><text:span text:style-name="T3">”</text:span>) και η γραφική παράσταση που προκύπτει παίρνει το όνομα που δίνει ο Scheduler που χρησιμοποιήθηκε στο πείραμα αυτό.</text:p>
      <text:p text:style-name="P1">Αν δηλωθούν περισσότερα του ενός <text:span text:style-name="T1">scheduler</text:span> tags, τότε η εφαρμογή θα εκτελέσει το πείραμα χρησιμοποιώντας διαδοχικά τους schedulers που έχουν δηλωθεί. Έτσι το τελικό αποτέλεσμα θα έχει στην ίδια γραφική παράσταση από μία καμπύλη για κάθε scheduler, δίνοντας την δυνατότητα της άμεσης σύγκρισης της απόδοσής τους σε σχέση με την μετρική που έχει χρησιμοποιηθεί.</text:p>
      <text:p text:style-name="P1"/>
      <text:p text:style-name="P1"/>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Περιεχόμενα</text:p>
          </text:index-title>
          <text:p text:style-name="P11">Η εφαρμογή προσομοιωτή<text:tab/>1</text:p>
          <text:p text:style-name="P12">Μοντέλο προσομοίωσης<text:tab/>1</text:p>
          <text:p text:style-name="P13">Task<text:tab/>1</text:p>
          <text:p text:style-name="P13">TaskHistory<text:tab/>2</text:p>
          <text:p text:style-name="P13">Node<text:tab/>3</text:p>
          <text:p text:style-name="P13">Scheduler<text:tab/>6</text:p>
          <text:p text:style-name="P13">TaskProducer<text:tab/>6</text:p>
          <text:p text:style-name="P13">NodeProducer<text:tab/>6</text:p>
          <text:p text:style-name="P13">Grid<text:tab/>6</text:p>
          <text:p text:style-name="P13">epoch<text:tab/>7</text:p>
          <text:p text:style-name="P12">Τεχνική περιγραφή της εφαρμογής<text:tab/>7</text:p>
          <text:p text:style-name="P12">XML περιγραφή πειραματικής προσομοίωσης<text:tab/>10</text:p>
        </text:index-body>
      </text:table-of-conten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FreeSerif" svg:font-family="FreeSerif"/>
    <style:font-face style:name="Lucidasans1" svg:font-family="Lucidasans"/>
    <style:font-face style:name="Arial" svg:font-family="Arial" style:font-pitch="variable"/>
    <style:font-face style:name="FreeMono1" svg:font-family="FreeMono" style:font-pitch="variable"/>
    <style:font-face style:name="FreeSerif1" svg:font-family="FreeSerif" style:font-pitch="variable"/>
    <style:font-face style:name="HG Mincho Light J" svg:font-family="'HG Mincho Light J'" style:font-pitch="variable"/>
    <style:font-face style:name="Lucidasans" svg:font-family="Lucidasans" style:font-pitch="variable"/>
    <style:font-face style:name="FreeMono" svg:font-family="FreeMono" style:font-family-generic="moder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l" fo:country="G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FreeSerif" fo:font-size="12pt" fo:language="el" fo:country="GR" style:font-name-asian="Arial"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FreeSerif" fo:font-size="14pt" style:font-name-asian="HG Mincho Light J" style:font-size-asian="14pt" style:font-name-complex="Lucidasans" style:font-size-complex="14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FreeSerif" style:font-name-complex="Lucidasans1"/>
    </style:style>
    <style:style style:name="Caption" style:family="paragraph" style:parent-style-name="Standard" style:class="extra">
      <style:paragraph-properties fo:margin-top="0.212cm" fo:margin-bottom="0.212cm" text:number-lines="false" text:line-number="0"/>
      <style:text-properties style:font-name="FreeSerif"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FreeSerif"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10-04T14:45:06</meta:creation-date>
    <dc:creator>George Barelas</dc:creator>
    <dc:date>2007-04-02T23:02:42</dc:date>
    <dc:language>el-GR</dc:language>
    <meta:editing-cycles>303</meta:editing-cycles>
    <meta:editing-duration>PT22H50M8S</meta:editing-duration>
    <meta:user-defined meta:name="Info 1"/>
    <meta:user-defined meta:name="Info 2"/>
    <meta:user-defined meta:name="Info 3"/>
    <meta:user-defined meta:name="Info 4"/>
    <meta:document-statistic meta:table-count="0" meta:image-count="0" meta:object-count="2" meta:page-count="12" meta:paragraph-count="133" meta:word-count="3596" meta:character-count="25460"/>
  </office:meta>
</office:document-meta>
</file>

<file path=Object 1/content.xml><?xml version="1.0" encoding="utf-8"?>
<!DOCTYPE math  PUBLIC '-//OpenOffice.org//DTD Modified W3C MathML 1.01//EN'  'math.dtd'>
<math:math xmlns:math="http://www.w3.org/1998/Math/MathML">
  <math:semantics>
    <math:mrow>
      <math:mrow>
        <math:msub>
          <math:mi>C</math:mi>
          <math:mi math:fontstyle="italic">ij</math:mi>
        </math:msub>
        <math:mo math:stretchy="false">=</math:mo>
        <math:mfrac>
          <math:msub>
            <math:mi>W</math:mi>
            <math:mi math:fontstyle="italic">ij</math:mi>
          </math:msub>
          <math:mrow>
            <math:munderover>
              <math:mo math:stretchy="false">∑</math:mo>
              <math:mrow>
                <math:mi>i</math:mi>
                <math:mo math:stretchy="false">=</math:mo>
                <math:mn>1</math:mn>
              </math:mrow>
              <math:mi>N</math:mi>
            </math:munderover>
            <math:msub>
              <math:mi>W</math:mi>
              <math:mi math:fontstyle="italic">ij</math:mi>
            </math:msub>
          </math:mrow>
        </math:mfrac>
      </math:mrow>
      <math:msub>
        <math:mi>C</math:mi>
        <math:mi>j</math:mi>
      </math:msub>
    </math:mrow>
    <math:annotation math:encoding="StarMath 5.0">C_ij = W_ij  over sum csub{i=1} csup{N}  W_ij  C_j</math:annotation>
  </math:semantics>
</math:math>
</file>

<file path=Object 2/content.xml><?xml version="1.0" encoding="utf-8"?>
<!DOCTYPE math  PUBLIC '-//OpenOffice.org//DTD Modified W3C MathML 1.01//EN'  'math.dtd'>
<math:math xmlns:math="http://www.w3.org/1998/Math/MathML">
  <math:semantics>
    <math:mrow>
      <math:munderover>
        <math:mo math:stretchy="false">∑</math:mo>
        <math:mrow>
          <math:mi>i</math:mi>
          <math:mo math:stretchy="false">=</math:mo>
          <math:mn>1</math:mn>
        </math:mrow>
        <math:mi>N</math:mi>
      </math:munderover>
      <math:msub>
        <math:mi>W</math:mi>
        <math:mi math:fontstyle="italic">ij</math:mi>
      </math:msub>
    </math:mrow>
    <math:annotation math:encoding="StarMath 5.0">sum csub{i=1} csup{N}  W_ij</math:annotation>
  </math:semantics>
</math:math>
</file>